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098in"/>
    </style:style>
    <style:style style:name="co2" style:family="table-column">
      <style:table-column-properties fo:break-before="auto" style:column-width="0.6917in"/>
    </style:style>
    <style:style style:name="co3" style:family="table-column">
      <style:table-column-properties fo:break-before="auto" style:column-width="0.6055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8425in"/>
    </style:style>
    <style:style style:name="co6" style:family="table-column">
      <style:table-column-properties fo:break-before="auto" style:column-width="0.4437in"/>
    </style:style>
    <style:style style:name="co7" style:family="table-column">
      <style:table-column-properties fo:break-before="auto" style:column-width="0.4654in"/>
    </style:style>
    <style:style style:name="co8" style:family="table-column">
      <style:table-column-properties fo:break-before="auto" style:column-width="0.4764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ans" fo:font-size="10pt" fo:language="en" fo:country="US" style:font-size-asian="10pt" style:language-asian="zh" style:country-asian="CN" style:font-name-complex="Lohit Hindi" style:font-size-complex="10pt" style:language-complex="hi" style:country-complex="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1"/>
        <table:table-column table:style-name="co9" table:number-columns-repeated="7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Insomnia</text:p>
          </table:table-cell>
          <table:table-cell office:value-type="string">
            <text:p>Amount</text:p>
          </table:table-cell>
          <table:table-cell office:value-type="string">
            <text:p>SIGHI</text:p>
          </table:table-cell>
          <table:table-cell office:value-type="string">
            <text:p>H1_Blocker</text:p>
          </table:table-cell>
          <table:table-cell office:value-type="string">
            <text:p>Cond</text:p>
          </table:table-cell>
          <table:table-cell office:value-type="string">
            <text:p>Sys</text:p>
          </table:table-cell>
          <table:table-cell office:value-type="string">
            <text:p>Pulse</text:p>
          </table:table-cell>
          <table:table-cell/>
          <table:table-cell table:style-name="Default" office:value-type="string">
            <text:p>Date</text:p>
          </table:table-cell>
          <table:table-cell office:value-type="string">
            <text:p>Insomnia</text:p>
          </table:table-cell>
          <table:table-cell office:value-type="string">
            <text:p>Amount</text:p>
          </table:table-cell>
          <table:table-cell office:value-type="string">
            <text:p>SIGHI</text:p>
          </table:table-cell>
          <table:table-cell office:value-type="string">
            <text:p>H1_Blocker</text:p>
          </table:table-cell>
          <table:table-cell office:value-type="string">
            <text:p>Cond</text:p>
          </table:table-cell>
          <table:table-cell office:value-type="string">
            <text:p>Sys</text:p>
          </table:table-cell>
          <table:table-cell office:value-type="string">
            <text:p>Pulse</text:p>
          </table:table-cell>
        </table:table-row>
        <table:table-row table:style-name="ro1">
          <table:table-cell office:value-type="string">
            <text:p>2011-08-01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6120">
            <text:p>61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NULL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2011-08-01</text:p>
          </table:table-cell>
          <table:table-cell table:formula="of:=([.B2]-[.B$50])/[.B$51]" office:value-type="float" office:value="2.98472598966424">
            <text:p>2.9847259897</text:p>
          </table:table-cell>
          <table:table-cell table:formula="of:=([.C2]-[.C$50])/[.C$51]" office:value-type="float" office:value="-0.279958079018627">
            <text:p>-0.279958079</text:p>
          </table:table-cell>
          <table:table-cell table:formula="of:=([.D2]-[.D$50])/[.D$51]" office:value-type="float" office:value="-0.23274823393187">
            <text:p>-0.2327482339</text:p>
          </table:table-cell>
          <table:table-cell table:formula="of:=([.E2]-[.E$50])/[.E$51]" office:value-type="float" office:value="1.20097011924678">
            <text:p>1.2009701192</text:p>
          </table:table-cell>
          <table:table-cell table:formula="of:=([.F2]-[.F$50])/[.F$51]" office:value-type="float" office:value="-0.391106789837128">
            <text:p>-0.3911067898</text:p>
          </table:table-cell>
          <table:table-cell table:formula="of:=([.G2]-[.G$50])/[.G$51]" office:value-type="float" office:value="0">
            <text:p>#VALUE!</text:p>
          </table:table-cell>
          <table:table-cell table:formula="of:=([.H2]-[.H$50])/[.H$51]" office:value-type="float" office:value="2.54637019495141">
            <text:p>2.546370195</text:p>
          </table:table-cell>
        </table:table-row>
        <table:table-row table:style-name="ro1">
          <table:table-cell office:value-type="string">
            <text:p>2011-08-02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 office:value-type="float" office:value="2280">
            <text:p>2280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string">
            <text:p>NULL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2011-08-02</text:p>
          </table:table-cell>
          <table:table-cell table:formula="of:=([.B3]-[.B$50])/[.B$51]" office:value-type="float" office:value="-0.501856582332926">
            <text:p>-0.5018565823</text:p>
          </table:table-cell>
          <table:table-cell table:formula="of:=([.C3]-[.C$50])/[.C$51]" office:value-type="float" office:value="-0.279958079018627">
            <text:p>-0.279958079</text:p>
          </table:table-cell>
          <table:table-cell table:formula="of:=([.D3]-[.D$50])/[.D$51]" office:value-type="float" office:value="-0.344444116243687">
            <text:p>-0.3444441162</text:p>
          </table:table-cell>
          <table:table-cell table:formula="of:=([.E3]-[.E$50])/[.E$51]" office:value-type="float" office:value="-0.814944009488887">
            <text:p>-0.8149440095</text:p>
          </table:table-cell>
          <table:table-cell table:formula="of:=([.F3]-[.F$50])/[.F$51]" office:value-type="float" office:value="-0.40963979249745">
            <text:p>-0.4096397925</text:p>
          </table:table-cell>
          <table:table-cell table:formula="of:=([.G3]-[.G$50])/[.G$51]" office:value-type="float" office:value="0">
            <text:p>#VALUE!</text:p>
          </table:table-cell>
          <table:table-cell table:formula="of:=([.H3]-[.H$50])/[.H$51]" office:value-type="float" office:value="-0.404232580195066">
            <text:p>-0.4042325802</text:p>
          </table:table-cell>
        </table:table-row>
        <table:table-row table:style-name="ro1">
          <table:table-cell office:value-type="string">
            <text:p>2011-08-03</text:p>
          </table:table-cell>
          <table:table-cell office:value-type="float" office:value="30">
            <text:p>30</text:p>
          </table:table-cell>
          <table:table-cell office:value-type="float" office:value="250">
            <text:p>25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NULL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2011-08-03</text:p>
          </table:table-cell>
          <table:table-cell table:formula="of:=([.B4]-[.B$50])/[.B$51]" office:value-type="float" office:value="-0.501856582332926">
            <text:p>-0.5018565823</text:p>
          </table:table-cell>
          <table:table-cell table:formula="of:=([.C4]-[.C$50])/[.C$51]" office:value-type="float" office:value="0.113732969601318">
            <text:p>0.1137329696</text:p>
          </table:table-cell>
          <table:table-cell table:formula="of:=([.D4]-[.D$50])/[.D$51]" office:value-type="float" office:value="-0.388947944352301">
            <text:p>-0.3889479444</text:p>
          </table:table-cell>
          <table:table-cell table:formula="of:=([.E4]-[.E$50])/[.E$51]" office:value-type="float" office:value="-0.814944009488887">
            <text:p>-0.8149440095</text:p>
          </table:table-cell>
          <table:table-cell table:formula="of:=([.F4]-[.F$50])/[.F$51]" office:value-type="float" office:value="-0.465238800478417">
            <text:p>-0.4652388005</text:p>
          </table:table-cell>
          <table:table-cell table:formula="of:=([.G4]-[.G$50])/[.G$51]" office:value-type="float" office:value="0">
            <text:p>#VALUE!</text:p>
          </table:table-cell>
          <table:table-cell table:formula="of:=([.H4]-[.H$50])/[.H$51]" office:value-type="float" office:value="0.185887974834228">
            <text:p>0.1858879748</text:p>
          </table:table-cell>
        </table:table-row>
        <table:table-row table:style-name="ro1">
          <table:table-cell office:value-type="string">
            <text:p>2011-08-04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string">
            <text:p>NULL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2011-08-04</text:p>
          </table:table-cell>
          <table:table-cell table:formula="of:=([.B5]-[.B$50])/[.B$51]" office:value-type="float" office:value="-0.501856582332926">
            <text:p>-0.5018565823</text:p>
          </table:table-cell>
          <table:table-cell table:formula="of:=([.C5]-[.C$50])/[.C$51]" office:value-type="float" office:value="-0.673649127638572">
            <text:p>-0.6736491276</text:p>
          </table:table-cell>
          <table:table-cell table:formula="of:=([.D5]-[.D$50])/[.D$51]" office:value-type="float" office:value="-0.26532619960615">
            <text:p>-0.2653261996</text:p>
          </table:table-cell>
          <table:table-cell table:formula="of:=([.E5]-[.E$50])/[.E$51]" office:value-type="float" office:value="-0.814944009488887">
            <text:p>-0.8149440095</text:p>
          </table:table-cell>
          <table:table-cell table:formula="of:=([.F5]-[.F$50])/[.F$51]" office:value-type="float" office:value="0.0536852740106076">
            <text:p>0.053685274</text:p>
          </table:table-cell>
          <table:table-cell table:formula="of:=([.G5]-[.G$50])/[.G$51]" office:value-type="float" office:value="0">
            <text:p>#VALUE!</text:p>
          </table:table-cell>
          <table:table-cell table:formula="of:=([.H5]-[.H$50])/[.H$51]" office:value-type="float" office:value="0.185887974834228">
            <text:p>0.1858879748</text:p>
          </table:table-cell>
        </table:table-row>
        <table:table-row table:style-name="ro1">
          <table:table-cell office:value-type="string">
            <text:p>2011-08-05</text:p>
          </table:table-cell>
          <table:table-cell office:value-type="float" office:value="30">
            <text:p>30</text:p>
          </table:table-cell>
          <table:table-cell office:value-type="float" office:value="250">
            <text:p>250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115">
            <text:p>115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2011-08-05</text:p>
          </table:table-cell>
          <table:table-cell table:formula="of:=([.B6]-[.B$50])/[.B$51]" office:value-type="float" office:value="-0.501856582332926">
            <text:p>-0.5018565823</text:p>
          </table:table-cell>
          <table:table-cell table:formula="of:=([.C6]-[.C$50])/[.C$51]" office:value-type="float" office:value="0.113732969601318">
            <text:p>0.1137329696</text:p>
          </table:table-cell>
          <table:table-cell table:formula="of:=([.D6]-[.D$50])/[.D$51]" office:value-type="float" office:value="-0.0617139141419019">
            <text:p>-0.0617139141</text:p>
          </table:table-cell>
          <table:table-cell table:formula="of:=([.E6]-[.E$50])/[.E$51]" office:value-type="float" office:value="-0.814944009488887">
            <text:p>-0.8149440095</text:p>
          </table:table-cell>
          <table:table-cell table:formula="of:=([.F6]-[.F$50])/[.F$51]" office:value-type="float" office:value="-0.131644752592616">
            <text:p>-0.1316447526</text:p>
          </table:table-cell>
          <table:table-cell table:formula="of:=([.G6]-[.G$50])/[.G$51]" office:value-type="float" office:value="1.34505258012941">
            <text:p>1.3450525801</text:p>
          </table:table-cell>
          <table:table-cell table:formula="of:=([.H6]-[.H$50])/[.H$51]" office:value-type="float" office:value="1.1300808628811">
            <text:p>1.1300808629</text:p>
          </table:table-cell>
        </table:table-row>
        <table:table-row table:style-name="ro1">
          <table:table-cell office:value-type="string">
            <text:p>2011-08-06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105">
            <text:p>105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2011-08-06</text:p>
          </table:table-cell>
          <table:table-cell table:formula="of:=([.B7]-[.B$50])/[.B$51]" office:value-type="float" office:value="-0.501856582332926">
            <text:p>-0.5018565823</text:p>
          </table:table-cell>
          <table:table-cell table:formula="of:=([.C7]-[.C$50])/[.C$51]" office:value-type="float" office:value="-0.673649127638572">
            <text:p>-0.6736491276</text:p>
          </table:table-cell>
          <table:table-cell table:formula="of:=([.D7]-[.D$50])/[.D$51]" office:value-type="float" office:value="-0.410763546366327">
            <text:p>-0.4107635464</text:p>
          </table:table-cell>
          <table:table-cell table:formula="of:=([.E7]-[.E$50])/[.E$51]" office:value-type="float" office:value="-0.814944009488887">
            <text:p>-0.8149440095</text:p>
          </table:table-cell>
          <table:table-cell table:formula="of:=([.F7]-[.F$50])/[.F$51]" office:value-type="float" office:value="-0.344774283186322">
            <text:p>-0.3447742832</text:p>
          </table:table-cell>
          <table:table-cell table:formula="of:=([.G7]-[.G$50])/[.G$51]" office:value-type="float" office:value="-0.538021032051765">
            <text:p>-0.5380210321</text:p>
          </table:table-cell>
          <table:table-cell table:formula="of:=([.H7]-[.H$50])/[.H$51]" office:value-type="float" office:value="-0.994353135224361">
            <text:p>-0.9943531352</text:p>
          </table:table-cell>
        </table:table-row>
        <table:table-row table:style-name="ro1">
          <table:table-cell office:value-type="string">
            <text:p>2011-08-07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107">
            <text:p>107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2011-08-07</text:p>
          </table:table-cell>
          <table:table-cell table:formula="of:=([.B8]-[.B$50])/[.B$51]" office:value-type="float" office:value="-0.501856582332926">
            <text:p>-0.5018565823</text:p>
          </table:table-cell>
          <table:table-cell table:formula="of:=([.C8]-[.C$50])/[.C$51]" office:value-type="float" office:value="-1.69724585405043">
            <text:p>-1.6972458541</text:p>
          </table:table-cell>
          <table:table-cell table:formula="of:=([.D8]-[.D$50])/[.D$51]" office:value-type="float" office:value="-0.410763546366327">
            <text:p>-0.4107635464</text:p>
          </table:table-cell>
          <table:table-cell table:formula="of:=([.E8]-[.E$50])/[.E$51]" office:value-type="float" office:value="-0.814944009488887">
            <text:p>-0.8149440095</text:p>
          </table:table-cell>
          <table:table-cell table:formula="of:=([.F8]-[.F$50])/[.F$51]" office:value-type="float" office:value="-0.344774283186322">
            <text:p>-0.3447742832</text:p>
          </table:table-cell>
          <table:table-cell table:formula="of:=([.G8]-[.G$50])/[.G$51]" office:value-type="float" office:value="-0.16140630961553">
            <text:p>-0.1614063096</text:p>
          </table:table-cell>
          <table:table-cell table:formula="of:=([.H8]-[.H$50])/[.H$51]" office:value-type="float" office:value="-0.876329024218502">
            <text:p>-0.8763290242</text:p>
          </table:table-cell>
        </table:table-row>
        <table:table-row table:style-name="ro1">
          <table:table-cell office:value-type="string">
            <text:p>2011-08-08</text:p>
          </table:table-cell>
          <table:table-cell office:value-type="float" office:value="120">
            <text:p>120</text:p>
          </table:table-cell>
          <table:table-cell office:value-type="float" office:value="500">
            <text:p>50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11">
            <text:p>111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2011-08-08</text:p>
          </table:table-cell>
          <table:table-cell table:formula="of:=([.B9]-[.B$50])/[.B$51]" office:value-type="float" office:value="1.59009296086538">
            <text:p>1.5900929609</text:p>
          </table:table-cell>
          <table:table-cell table:formula="of:=([.C9]-[.C$50])/[.C$51]" office:value-type="float" office:value="2.08218821270104">
            <text:p>2.0821882127</text:p>
          </table:table-cell>
          <table:table-cell table:formula="of:=([.D9]-[.D$50])/[.D$51]" office:value-type="float" office:value="-0.338044872986239">
            <text:p>-0.338044873</text:p>
          </table:table-cell>
          <table:table-cell table:formula="of:=([.E9]-[.E$50])/[.E$51]" office:value-type="float" office:value="-0.814944009488887">
            <text:p>-0.8149440095</text:p>
          </table:table-cell>
          <table:table-cell table:formula="of:=([.F9]-[.F$50])/[.F$51]" office:value-type="float" office:value="0.387279321896409">
            <text:p>0.3872793219</text:p>
          </table:table-cell>
          <table:table-cell table:formula="of:=([.G9]-[.G$50])/[.G$51]" office:value-type="float" office:value="0.59182313525694">
            <text:p>0.5918231353</text:p>
          </table:table-cell>
          <table:table-cell table:formula="of:=([.H9]-[.H$50])/[.H$51]" office:value-type="float" office:value="-0.404232580195066">
            <text:p>-0.4042325802</text:p>
          </table:table-cell>
        </table:table-row>
        <table:table-row table:style-name="ro1">
          <table:table-cell office:value-type="string">
            <text:p>2011-08-09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111">
            <text:p>111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2011-08-09</text:p>
          </table:table-cell>
          <table:table-cell table:formula="of:=([.B10]-[.$B$50])/[.$B$51]" office:value-type="float" office:value="-0.501856582332926">
            <text:p>-0.5018565823</text:p>
          </table:table-cell>
          <table:table-cell table:formula="of:=([.C10]-[.C$50])/[.C$51]" office:value-type="float" office:value="0.507424018221262">
            <text:p>0.5074240182</text:p>
          </table:table-cell>
          <table:table-cell table:formula="of:=([.D10]-[.D$50])/[.D$51]" office:value-type="float" office:value="-0.253691211865336">
            <text:p>-0.2536912119</text:p>
          </table:table-cell>
          <table:table-cell table:formula="of:=([.E10]-[.E$50])/[.E$51]" office:value-type="float" office:value="-0.814944009488887">
            <text:p>-0.8149440095</text:p>
          </table:table-cell>
          <table:table-cell table:formula="of:=([.F10]-[.F$50])/[.F$51]" office:value-type="float" office:value="0.201949295293186">
            <text:p>0.2019492953</text:p>
          </table:table-cell>
          <table:table-cell table:formula="of:=([.G10]-[.G$50])/[.G$51]" office:value-type="float" office:value="0.59182313525694">
            <text:p>0.5918231353</text:p>
          </table:table-cell>
          <table:table-cell table:formula="of:=([.H10]-[.H$50])/[.H$51]" office:value-type="float" office:value="-0.876329024218502">
            <text:p>-0.8763290242</text:p>
          </table:table-cell>
        </table:table-row>
        <table:table-row table:style-name="ro1">
          <table:table-cell office:value-type="string">
            <text:p>2011-08-10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10200">
            <text:p>10200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2011-08-10</text:p>
          </table:table-cell>
          <table:table-cell table:formula="of:=([.B11]-[.$B$50])/[.$B$51]" office:value-type="float" office:value="0.195459932066508">
            <text:p>0.1954599321</text:p>
          </table:table-cell>
          <table:table-cell table:formula="of:=([.C11]-[.C$50])/[.C$51]" office:value-type="float" office:value="-0.279958079018627">
            <text:p>-0.279958079</text:p>
          </table:table-cell>
          <table:table-cell table:formula="of:=([.D11]-[.D$50])/[.D$51]" office:value-type="float" office:value="-0.114071358975566">
            <text:p>-0.114071359</text:p>
          </table:table-cell>
          <table:table-cell table:formula="of:=([.E11]-[.E$50])/[.E$51]" office:value-type="float" office:value="-0.814944009488887">
            <text:p>-0.8149440095</text:p>
          </table:table-cell>
          <table:table-cell table:formula="of:=([.F11]-[.F$50])/[.F$51]" office:value-type="float" office:value="0.15561678864238">
            <text:p>0.1556167886</text:p>
          </table:table-cell>
          <table:table-cell table:formula="of:=([.G11]-[.G$50])/[.G$51]" office:value-type="float" office:value="1.15674521891129">
            <text:p>1.1567452189</text:p>
          </table:table-cell>
          <table:table-cell table:formula="of:=([.H11]-[.H$50])/[.H$51]" office:value-type="float" office:value="-0.758304913212643">
            <text:p>-0.7583049132</text:p>
          </table:table-cell>
        </table:table-row>
        <table:table-row table:style-name="ro1">
          <table:table-cell office:value-type="string">
            <text:p>2011-08-11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float" office:value="6750">
            <text:p>6750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13">
            <text:p>113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2011-08-11</text:p>
          </table:table-cell>
          <table:table-cell table:formula="of:=([.B12]-[.$B$50])/[.$B$51]" office:value-type="float" office:value="-0.501856582332926">
            <text:p>-0.5018565823</text:p>
          </table:table-cell>
          <table:table-cell table:formula="of:=([.C12]-[.C$50])/[.C$51]" office:value-type="float" office:value="0.507424018221262">
            <text:p>0.5074240182</text:p>
          </table:table-cell>
          <table:table-cell table:formula="of:=([.D12]-[.D$50])/[.D$51]" office:value-type="float" office:value="-0.214423128240088">
            <text:p>-0.2144231282</text:p>
          </table:table-cell>
          <table:table-cell table:formula="of:=([.E12]-[.E$50])/[.E$51]" office:value-type="float" office:value="-0.814944009488887">
            <text:p>-0.8149440095</text:p>
          </table:table-cell>
          <table:table-cell table:formula="of:=([.F12]-[.F$50])/[.F$51]" office:value-type="float" office:value="-0.16871075791326">
            <text:p>-0.1687107579</text:p>
          </table:table-cell>
          <table:table-cell table:formula="of:=([.G12]-[.G$50])/[.G$51]" office:value-type="float" office:value="0.968437857693175">
            <text:p>0.9684378577</text:p>
          </table:table-cell>
          <table:table-cell table:formula="of:=([.H12]-[.H$50])/[.H$51]" office:value-type="float" office:value="-0.404232580195066">
            <text:p>-0.4042325802</text:p>
          </table:table-cell>
        </table:table-row>
        <table:table-row table:style-name="ro1">
          <table:table-cell office:value-type="string">
            <text:p>2011-08-12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string">
            <text:p>NULL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2011-08-12</text:p>
          </table:table-cell>
          <table:table-cell table:formula="of:=([.B13]-[.$B$50])/[.$B$51]" office:value-type="float" office:value="-0.501856582332926">
            <text:p>-0.5018565823</text:p>
          </table:table-cell>
          <table:table-cell table:formula="of:=([.C13]-[.C$50])/[.C$51]" office:value-type="float" office:value="-0.279958079018627">
            <text:p>-0.279958079</text:p>
          </table:table-cell>
          <table:table-cell table:formula="of:=([.D13]-[.D$50])/[.D$51]" office:value-type="float" office:value="-0.279869934282168">
            <text:p>-0.2798699343</text:p>
          </table:table-cell>
          <table:table-cell table:formula="of:=([.E13]-[.E$50])/[.E$51]" office:value-type="float" office:value="-0.814944009488887">
            <text:p>-0.8149440095</text:p>
          </table:table-cell>
          <table:table-cell table:formula="of:=([.F13]-[.F$50])/[.F$51]" office:value-type="float" office:value="-0.171799591689981">
            <text:p>-0.1717995917</text:p>
          </table:table-cell>
          <table:table-cell table:formula="of:=([.G13]-[.G$50])/[.G$51]" office:value-type="float" office:value="0">
            <text:p>#VALUE!</text:p>
          </table:table-cell>
          <table:table-cell table:formula="of:=([.H13]-[.H$50])/[.H$51]" office:value-type="float" office:value="-0.168184358183349">
            <text:p>-0.1681843582</text:p>
          </table:table-cell>
        </table:table-row>
        <table:table-row table:style-name="ro1">
          <table:table-cell office:value-type="string">
            <text:p>2011-08-13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office:value-type="float" office:value="7500">
            <text:p>750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2011-08-13</text:p>
          </table:table-cell>
          <table:table-cell table:formula="of:=([.B14]-[.$B$50])/[.$B$51]" office:value-type="float" office:value="-0.501856582332926">
            <text:p>-0.5018565823</text:p>
          </table:table-cell>
          <table:table-cell table:formula="of:=([.C14]-[.C$50])/[.C$51]" office:value-type="float" office:value="2.08218821270104">
            <text:p>2.0821882127</text:p>
          </table:table-cell>
          <table:table-cell table:formula="of:=([.D14]-[.D$50])/[.D$51]" office:value-type="float" office:value="-0.192607526226061">
            <text:p>-0.1926075262</text:p>
          </table:table-cell>
          <table:table-cell table:formula="of:=([.E14]-[.E$50])/[.E$51]" office:value-type="float" office:value="1.20097011924678">
            <text:p>1.2009701192</text:p>
          </table:table-cell>
          <table:table-cell table:formula="of:=([.F14]-[.F$50])/[.F$51]" office:value-type="float" office:value="-0.230487433447668">
            <text:p>-0.2304874334</text:p>
          </table:table-cell>
          <table:table-cell table:formula="of:=([.G14]-[.G$50])/[.G$51]" office:value-type="float" office:value="1.72166730256564">
            <text:p>1.7216673026</text:p>
          </table:table-cell>
          <table:table-cell table:formula="of:=([.H14]-[.H$50])/[.H$51]" office:value-type="float" office:value="-1.11237724623022">
            <text:p>-1.1123772462</text:p>
          </table:table-cell>
        </table:table-row>
        <table:table-row table:style-name="ro1">
          <table:table-cell office:value-type="string">
            <text:p>2011-08-14</text:p>
          </table:table-cell>
          <table:table-cell office:value-type="float" office:value="30">
            <text:p>30</text:p>
          </table:table-cell>
          <table:table-cell office:value-type="float" office:value="250">
            <text:p>250</text:p>
          </table:table-cell>
          <table:table-cell office:value-type="float" office:value="2450">
            <text:p>2450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107">
            <text:p>107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2011-08-14</text:p>
          </table:table-cell>
          <table:table-cell table:formula="of:=([.B15]-[.$B$50])/[.$B$51]" office:value-type="float" office:value="-0.501856582332926">
            <text:p>-0.5018565823</text:p>
          </table:table-cell>
          <table:table-cell table:formula="of:=([.C15]-[.C$50])/[.C$51]" office:value-type="float" office:value="0.113732969601318">
            <text:p>0.1137329696</text:p>
          </table:table-cell>
          <table:table-cell table:formula="of:=([.D15]-[.D$50])/[.D$51]" office:value-type="float" office:value="-0.339499246453841">
            <text:p>-0.3394992465</text:p>
          </table:table-cell>
          <table:table-cell table:formula="of:=([.E15]-[.E$50])/[.E$51]" office:value-type="float" office:value="-0.814944009488887">
            <text:p>-0.8149440095</text:p>
          </table:table-cell>
          <table:table-cell table:formula="of:=([.F15]-[.F$50])/[.F$51]" office:value-type="float" office:value="-0.218132098340786">
            <text:p>-0.2181320983</text:p>
          </table:table-cell>
          <table:table-cell table:formula="of:=([.G15]-[.G$50])/[.G$51]" office:value-type="float" office:value="-0.16140630961553">
            <text:p>-0.1614063096</text:p>
          </table:table-cell>
          <table:table-cell table:formula="of:=([.H15]-[.H$50])/[.H$51]" office:value-type="float" office:value="-1.11237724623022">
            <text:p>-1.1123772462</text:p>
          </table:table-cell>
        </table:table-row>
        <table:table-row table:style-name="ro1">
          <table:table-cell office:value-type="string">
            <text:p>2011-08-15</text:p>
          </table:table-cell>
          <table:table-cell office:value-type="float" office:value="60">
            <text:p>60</text:p>
          </table:table-cell>
          <table:table-cell office:value-type="float" office:value="250">
            <text:p>25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2011-08-15</text:p>
          </table:table-cell>
          <table:table-cell table:formula="of:=([.B16]-[.$B$50])/[.$B$51]" office:value-type="float" office:value="0.195459932066508">
            <text:p>0.1954599321</text:p>
          </table:table-cell>
          <table:table-cell table:formula="of:=([.C16]-[.C$50])/[.C$51]" office:value-type="float" office:value="0.113732969601318">
            <text:p>0.1137329696</text:p>
          </table:table-cell>
          <table:table-cell table:formula="of:=([.D16]-[.D$50])/[.D$51]" office:value-type="float" office:value="-0.306048656699">
            <text:p>-0.3060486567</text:p>
          </table:table-cell>
          <table:table-cell table:formula="of:=([.E16]-[.E$50])/[.E$51]" office:value-type="float" office:value="-0.814944009488887">
            <text:p>-0.8149440095</text:p>
          </table:table-cell>
          <table:table-cell table:formula="of:=([.F16]-[.F$50])/[.F$51]" office:value-type="float" office:value="-0.384929122283687">
            <text:p>-0.3849291223</text:p>
          </table:table-cell>
          <table:table-cell table:formula="of:=([.G16]-[.G$50])/[.G$51]" office:value-type="float" office:value="-0.538021032051765">
            <text:p>-0.5380210321</text:p>
          </table:table-cell>
          <table:table-cell table:formula="of:=([.H16]-[.H$50])/[.H$51]" office:value-type="float" office:value="-0.404232580195066">
            <text:p>-0.4042325802</text:p>
          </table:table-cell>
        </table:table-row>
        <table:table-row table:style-name="ro1">
          <table:table-cell office:value-type="string">
            <text:p>2011-08-16</text:p>
          </table:table-cell>
          <table:table-cell office:value-type="float" office:value="60">
            <text:p>60</text:p>
          </table:table-cell>
          <table:table-cell office:value-type="float" office:value="250">
            <text:p>250</text:p>
          </table:table-cell>
          <table:table-cell office:value-type="float" office:value="26800">
            <text:p>26800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office:value-type="float" office:value="103">
            <text:p>103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2011-08-16</text:p>
          </table:table-cell>
          <table:table-cell table:formula="of:=([.B17]-[.$B$50])/[.$B$51]" office:value-type="float" office:value="0.195459932066508">
            <text:p>0.1954599321</text:p>
          </table:table-cell>
          <table:table-cell table:formula="of:=([.C17]-[.C$50])/[.C$51]" office:value-type="float" office:value="0.113732969601318">
            <text:p>0.1137329696</text:p>
          </table:table-cell>
          <table:table-cell table:formula="of:=([.D17]-[.D$50])/[.D$51]" office:value-type="float" office:value="0.368780632268223">
            <text:p>0.3687806323</text:p>
          </table:table-cell>
          <table:table-cell table:formula="of:=([.E17]-[.E$50])/[.E$51]" office:value-type="float" office:value="-0.814944009488887">
            <text:p>-0.8149440095</text:p>
          </table:table-cell>
          <table:table-cell table:formula="of:=([.F17]-[.F$50])/[.F$51]" office:value-type="float" office:value="0.7950053804235">
            <text:p>0.7950053804</text:p>
          </table:table-cell>
          <table:table-cell table:formula="of:=([.G17]-[.G$50])/[.G$51]" office:value-type="float" office:value="-0.914635754488">
            <text:p>-0.9146357545</text:p>
          </table:table-cell>
          <table:table-cell table:formula="of:=([.H17]-[.H$50])/[.H$51]" office:value-type="float" office:value="1.95624963992211">
            <text:p>1.9562496399</text:p>
          </table:table-cell>
        </table:table-row>
        <table:table-row table:style-name="ro1">
          <table:table-cell office:value-type="string">
            <text:p>2011-08-17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office:value-type="float" office:value="11700">
            <text:p>11700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99">
            <text:p>99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2011-08-17</text:p>
          </table:table-cell>
          <table:table-cell table:formula="of:=([.B18]-[.$B$50])/[.$B$51]" office:value-type="float" office:value="-0.501856582332926">
            <text:p>-0.5018565823</text:p>
          </table:table-cell>
          <table:table-cell table:formula="of:=([.C18]-[.C$50])/[.C$51]" office:value-type="float" office:value="2.08218821270104">
            <text:p>2.0821882127</text:p>
          </table:table-cell>
          <table:table-cell table:formula="of:=([.D18]-[.D$50])/[.D$51]" office:value-type="float" office:value="-0.0704401549475125">
            <text:p>-0.0704401549</text:p>
          </table:table-cell>
          <table:table-cell table:formula="of:=([.E18]-[.E$50])/[.E$51]" office:value-type="float" office:value="-0.814944009488887">
            <text:p>-0.8149440095</text:p>
          </table:table-cell>
          <table:table-cell table:formula="of:=([.F18]-[.F$50])/[.F$51]" office:value-type="float" office:value="-0.233576267224388">
            <text:p>-0.2335762672</text:p>
          </table:table-cell>
          <table:table-cell table:formula="of:=([.G18]-[.G$50])/[.G$51]" office:value-type="float" office:value="-1.66786519936047">
            <text:p>-1.6678651994</text:p>
          </table:table-cell>
          <table:table-cell table:formula="of:=([.H18]-[.H$50])/[.H$51]" office:value-type="float" office:value="-0.404232580195066">
            <text:p>-0.4042325802</text:p>
          </table:table-cell>
        </table:table-row>
        <table:table-row table:style-name="ro1">
          <table:table-cell office:value-type="string">
            <text:p>2011-08-18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office:value-type="float" office:value="4750">
            <text:p>475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2011-08-18</text:p>
          </table:table-cell>
          <table:table-cell table:formula="of:=([.B19]-[.$B$50])/[.$B$51]" office:value-type="float" office:value="-0.501856582332926">
            <text:p>-0.5018565823</text:p>
          </table:table-cell>
          <table:table-cell table:formula="of:=([.C19]-[.C$50])/[.C$51]" office:value-type="float" office:value="2.08218821270104">
            <text:p>2.0821882127</text:p>
          </table:table-cell>
          <table:table-cell table:formula="of:=([.D19]-[.D$50])/[.D$51]" office:value-type="float" office:value="-0.272598066944159">
            <text:p>-0.2725980669</text:p>
          </table:table-cell>
          <table:table-cell table:formula="of:=([.E19]-[.E$50])/[.E$51]" office:value-type="float" office:value="-0.814944009488887">
            <text:p>-0.8149440095</text:p>
          </table:table-cell>
          <table:table-cell table:formula="of:=([.F19]-[.F$50])/[.F$51]" office:value-type="float" office:value="-0.415817460050891">
            <text:p>-0.4158174601</text:p>
          </table:table-cell>
          <table:table-cell table:formula="of:=([.G19]-[.G$50])/[.G$51]" office:value-type="float" office:value="-1.85617256057859">
            <text:p>-1.8561725606</text:p>
          </table:table-cell>
          <table:table-cell table:formula="of:=([.H19]-[.H$50])/[.H$51]" office:value-type="float" office:value="-1.34842546824194">
            <text:p>-1.3484254682</text:p>
          </table:table-cell>
        </table:table-row>
        <table:table-row table:style-name="ro1">
          <table:table-cell office:value-type="string">
            <text:p>2011-08-19</text:p>
          </table:table-cell>
          <table:table-cell office:value-type="float" office:value="180">
            <text:p>180</text:p>
          </table:table-cell>
          <table:table-cell office:value-type="float" office:value="250">
            <text:p>25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111">
            <text:p>111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2011-08-19</text:p>
          </table:table-cell>
          <table:table-cell table:formula="of:=([.B20]-[.$B$50])/[.$B$51]" office:value-type="float" office:value="2.98472598966424">
            <text:p>2.9847259897</text:p>
          </table:table-cell>
          <table:table-cell table:formula="of:=([.C20]-[.C$50])/[.C$51]" office:value-type="float" office:value="0.113732969601318">
            <text:p>0.1137329696</text:p>
          </table:table-cell>
          <table:table-cell table:formula="of:=([.D20]-[.D$50])/[.D$51]" office:value-type="float" office:value="-0.367132342338274">
            <text:p>-0.3671323423</text:p>
          </table:table-cell>
          <table:table-cell table:formula="of:=([.E20]-[.E$50])/[.E$51]" office:value-type="float" office:value="-0.814944009488887">
            <text:p>-0.8149440095</text:p>
          </table:table-cell>
          <table:table-cell table:formula="of:=([.F20]-[.F$50])/[.F$51]" office:value-type="float" office:value="-0.301530610312237">
            <text:p>-0.3015306103</text:p>
          </table:table-cell>
          <table:table-cell table:formula="of:=([.G20]-[.G$50])/[.G$51]" office:value-type="float" office:value="0.59182313525694">
            <text:p>0.5918231353</text:p>
          </table:table-cell>
          <table:table-cell table:formula="of:=([.H20]-[.H$50])/[.H$51]" office:value-type="float" office:value="-0.876329024218502">
            <text:p>-0.8763290242</text:p>
          </table:table-cell>
        </table:table-row>
        <table:table-row table:style-name="ro1">
          <table:table-cell office:value-type="string">
            <text:p>2011-08-20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office:value-type="float" office:value="15300">
            <text:p>15300</text:p>
          </table:table-cell>
          <table:table-cell office:value-type="float" office:value="1">
            <text:p>1</text:p>
          </table:table-cell>
          <table:table-cell office:value-type="float" office:value="621">
            <text:p>621</text:p>
          </table:table-cell>
          <table:table-cell office:value-type="string">
            <text:p>NULL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2011-08-20</text:p>
          </table:table-cell>
          <table:table-cell table:formula="of:=([.B21]-[.$B$50])/[.$B$51]" office:value-type="float" office:value="-0.501856582332926">
            <text:p>-0.5018565823</text:p>
          </table:table-cell>
          <table:table-cell table:formula="of:=([.C21]-[.C$50])/[.C$51]" office:value-type="float" office:value="2.08218821270104">
            <text:p>2.0821882127</text:p>
          </table:table-cell>
          <table:table-cell table:formula="of:=([.D21]-[.D$50])/[.D$51]" office:value-type="float" office:value="0.0342747347198151">
            <text:p>0.0342747347</text:p>
          </table:table-cell>
          <table:table-cell table:formula="of:=([.E21]-[.E$50])/[.E$51]" office:value-type="float" office:value="1.20097011924678">
            <text:p>1.2009701192</text:p>
          </table:table-cell>
          <table:table-cell table:formula="of:=([.F21]-[.F$50])/[.F$51]" office:value-type="float" office:value="0.419712076551973">
            <text:p>0.4197120766</text:p>
          </table:table-cell>
          <table:table-cell table:formula="of:=([.G21]-[.G$50])/[.G$51]" office:value-type="float" office:value="0">
            <text:p>#VALUE!</text:p>
          </table:table-cell>
          <table:table-cell table:formula="of:=([.H21]-[.H$50])/[.H$51]" office:value-type="float" office:value="1.72020141791039">
            <text:p>1.7202014179</text:p>
          </table:table-cell>
        </table:table-row>
        <table:table-row table:style-name="ro1">
          <table:table-cell office:value-type="string">
            <text:p>2011-08-21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 office:value-type="float" office:value="7400">
            <text:p>7400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string">
            <text:p>NULL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2011-08-21</text:p>
          </table:table-cell>
          <table:table-cell table:formula="of:=([.B22]-[.$B$50])/[.$B$51]" office:value-type="float" office:value="-0.501856582332926">
            <text:p>-0.5018565823</text:p>
          </table:table-cell>
          <table:table-cell table:formula="of:=([.C22]-[.C$50])/[.C$51]" office:value-type="float" office:value="-0.279958079018627">
            <text:p>-0.279958079</text:p>
          </table:table-cell>
          <table:table-cell table:formula="of:=([.D22]-[.D$50])/[.D$51]" office:value-type="float" office:value="-0.195516273161265">
            <text:p>-0.1955162732</text:p>
          </table:table-cell>
          <table:table-cell table:formula="of:=([.E22]-[.E$50])/[.E$51]" office:value-type="float" office:value="-0.814944009488887">
            <text:p>-0.8149440095</text:p>
          </table:table-cell>
          <table:table-cell table:formula="of:=([.F22]-[.F$50])/[.F$51]" office:value-type="float" office:value="-0.0204467366306817">
            <text:p>-0.0204467366</text:p>
          </table:table-cell>
          <table:table-cell table:formula="of:=([.G22]-[.G$50])/[.G$51]" office:value-type="float" office:value="0">
            <text:p>#VALUE!</text:p>
          </table:table-cell>
          <table:table-cell table:formula="of:=([.H22]-[.H$50])/[.H$51]" office:value-type="float" office:value="-0.404232580195066">
            <text:p>-0.4042325802</text:p>
          </table:table-cell>
        </table:table-row>
        <table:table-row table:style-name="ro1">
          <table:table-cell office:value-type="string">
            <text:p>2011-08-22</text:p>
          </table:table-cell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 office:value-type="float" office:value="14850">
            <text:p>14850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table:number-columns-repeated="2" office:value-type="string">
            <text:p>NULL</text:p>
          </table:table-cell>
          <table:table-cell/>
          <table:table-cell office:value-type="string">
            <text:p>2011-08-22</text:p>
          </table:table-cell>
          <table:table-cell table:formula="of:=([.B23]-[.$B$50])/[.$B$51]" office:value-type="float" office:value="1.59009296086538">
            <text:p>1.5900929609</text:p>
          </table:table-cell>
          <table:table-cell table:formula="of:=([.C23]-[.C$50])/[.C$51]" office:value-type="float" office:value="0.507424018221262">
            <text:p>0.5074240182</text:p>
          </table:table-cell>
          <table:table-cell table:formula="of:=([.D23]-[.D$50])/[.D$51]" office:value-type="float" office:value="0.0211853735113992">
            <text:p>0.0211853735</text:p>
          </table:table-cell>
          <table:table-cell table:formula="of:=([.E23]-[.E$50])/[.E$51]" office:value-type="float" office:value="-0.814944009488887">
            <text:p>-0.8149440095</text:p>
          </table:table-cell>
          <table:table-cell table:formula="of:=([.F23]-[.F$50])/[.F$51]" office:value-type="float" office:value="0.183416292632864">
            <text:p>0.1834162926</text:p>
          </table:table-cell>
          <table:table-cell table:formula="of:=([.G23]-[.G$50])/[.G$51]" office:value-type="float" office:value="0">
            <text:p>#VALUE!</text:p>
          </table:table-cell>
          <table:table-cell table:formula="of:=([.H23]-[.H$50])/[.H$51]" office:value-type="float" office:value="0">
            <text:p>#VALUE!</text:p>
          </table:table-cell>
        </table:table-row>
        <table:table-row table:style-name="ro1">
          <table:table-cell office:value-type="string">
            <text:p>2011-08-23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22000">
            <text:p>22000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  <table:table-cell office:value-type="string">
            <text:p>NULL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2011-08-23</text:p>
          </table:table-cell>
          <table:table-cell table:formula="of:=([.B24]-[.$B$50])/[.$B$51]" office:value-type="float" office:value="-0.501856582332926">
            <text:p>-0.5018565823</text:p>
          </table:table-cell>
          <table:table-cell table:formula="of:=([.C24]-[.C$50])/[.C$51]" office:value-type="float" office:value="-0.673649127638572">
            <text:p>-0.6736491276</text:p>
          </table:table-cell>
          <table:table-cell table:formula="of:=([.D24]-[.D$50])/[.D$51]" office:value-type="float" office:value="0.229160779378453">
            <text:p>0.2291607794</text:p>
          </table:table-cell>
          <table:table-cell table:formula="of:=([.E24]-[.E$50])/[.E$51]" office:value-type="float" office:value="1.20097011924678">
            <text:p>1.2009701192</text:p>
          </table:table-cell>
          <table:table-cell table:formula="of:=([.F24]-[.F$50])/[.F$51]" office:value-type="float" office:value="0.581875849829794">
            <text:p>0.5818758498</text:p>
          </table:table-cell>
          <table:table-cell table:formula="of:=([.G24]-[.G$50])/[.G$51]" office:value-type="float" office:value="0">
            <text:p>#VALUE!</text:p>
          </table:table-cell>
          <table:table-cell table:formula="of:=([.H24]-[.H$50])/[.H$51]" office:value-type="float" office:value="0.776008529863522">
            <text:p>0.7760085299</text:p>
          </table:table-cell>
        </table:table-row>
        <table:table-row table:style-name="ro1">
          <table:table-cell office:value-type="string">
            <text:p>2011-08-24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160720">
            <text:p>160720</text:p>
          </table:table-cell>
          <table:table-cell office:value-type="float" office:value="0">
            <text:p>0</text:p>
          </table:table-cell>
          <table:table-cell office:value-type="float" office:value="3304">
            <text:p>3304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2011-08-24</text:p>
          </table:table-cell>
          <table:table-cell table:formula="of:=([.B25]-[.$B$50])/[.$B$51]" office:value-type="float" office:value="0.195459932066508">
            <text:p>0.1954599321</text:p>
          </table:table-cell>
          <table:table-cell table:formula="of:=([.C25]-[.C$50])/[.C$51]" office:value-type="float" office:value="-0.673649127638572">
            <text:p>-0.6736491276</text:p>
          </table:table-cell>
          <table:table-cell table:formula="of:=([.D25]-[.D$50])/[.D$51]" office:value-type="float" office:value="4.26417452789281">
            <text:p>4.2641745279</text:p>
          </table:table-cell>
          <table:table-cell table:formula="of:=([.E25]-[.E$50])/[.E$51]" office:value-type="float" office:value="-0.814944009488887">
            <text:p>-0.8149440095</text:p>
          </table:table-cell>
          <table:table-cell table:formula="of:=([.F25]-[.F$50])/[.F$51]" office:value-type="float" office:value="4.56338258802237">
            <text:p>4.563382588</text:p>
          </table:table-cell>
          <table:table-cell table:formula="of:=([.G25]-[.G$50])/[.G$51]" office:value-type="float" office:value="0">
            <text:p>#VALUE!</text:p>
          </table:table-cell>
          <table:table-cell table:formula="of:=([.H25]-[.H$50])/[.H$51]" office:value-type="float" office:value="0.0678638638283692">
            <text:p>0.0678638638</text:p>
          </table:table-cell>
        </table:table-row>
        <table:table-row table:style-name="ro1">
          <table:table-cell office:value-type="string">
            <text:p>2011-08-25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 office:value-type="float" office:value="7560">
            <text:p>756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string">
            <text:p>NULL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2011-08-25</text:p>
          </table:table-cell>
          <table:table-cell table:formula="of:=([.B26]-[.$B$50])/[.$B$51]" office:value-type="float" office:value="-0.501856582332926">
            <text:p>-0.5018565823</text:p>
          </table:table-cell>
          <table:table-cell table:formula="of:=([.C26]-[.C$50])/[.C$51]" office:value-type="float" office:value="-0.279958079018627">
            <text:p>-0.279958079</text:p>
          </table:table-cell>
          <table:table-cell table:formula="of:=([.D26]-[.D$50])/[.D$51]" office:value-type="float" office:value="-0.190862278064939">
            <text:p>-0.1908622781</text:p>
          </table:table-cell>
          <table:table-cell table:formula="of:=([.E26]-[.E$50])/[.E$51]" office:value-type="float" office:value="-0.814944009488887">
            <text:p>-0.8149440095</text:p>
          </table:table-cell>
          <table:table-cell table:formula="of:=([.F26]-[.F$50])/[.F$51]" office:value-type="float" office:value="-0.261375771214872">
            <text:p>-0.2613757712</text:p>
          </table:table-cell>
          <table:table-cell table:formula="of:=([.G26]-[.G$50])/[.G$51]" office:value-type="float" office:value="0">
            <text:p>#VALUE!</text:p>
          </table:table-cell>
          <table:table-cell table:formula="of:=([.H26]-[.H$50])/[.H$51]" office:value-type="float" office:value="0.0678638638283692">
            <text:p>0.0678638638</text:p>
          </table:table-cell>
        </table:table-row>
        <table:table-row table:style-name="ro1">
          <table:table-cell office:value-type="string">
            <text:p>2011-08-26</text:p>
          </table:table-cell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NULL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2011-08-26</text:p>
          </table:table-cell>
          <table:table-cell table:formula="of:=([.B27]-[.$B$50])/[.$B$51]" office:value-type="float" office:value="0.195459932066508">
            <text:p>0.1954599321</text:p>
          </table:table-cell>
          <table:table-cell table:formula="of:=([.C27]-[.C$50])/[.C$51]" office:value-type="float" office:value="0.507424018221262">
            <text:p>0.5074240182</text:p>
          </table:table-cell>
          <table:table-cell table:formula="of:=([.D27]-[.D$50])/[.D$51]" office:value-type="float" office:value="-0.340953619921442">
            <text:p>-0.3409536199</text:p>
          </table:table-cell>
          <table:table-cell table:formula="of:=([.E27]-[.E$50])/[.E$51]" office:value-type="float" office:value="-0.814944009488887">
            <text:p>-0.8149440095</text:p>
          </table:table-cell>
          <table:table-cell table:formula="of:=([.F27]-[.F$50])/[.F$51]" office:value-type="float" office:value="-0.477594135585299">
            <text:p>-0.4775941356</text:p>
          </table:table-cell>
          <table:table-cell table:formula="of:=([.G27]-[.G$50])/[.G$51]" office:value-type="float" office:value="0">
            <text:p>#VALUE!</text:p>
          </table:table-cell>
          <table:table-cell table:formula="of:=([.H27]-[.H$50])/[.H$51]" office:value-type="float" office:value="0.303912085840087">
            <text:p>0.3039120858</text:p>
          </table:table-cell>
        </table:table-row>
        <table:table-row table:style-name="ro1">
          <table:table-cell office:value-type="string">
            <text:p>2011-08-27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1400">
            <text:p>14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2011-08-27</text:p>
          </table:table-cell>
          <table:table-cell table:formula="of:=([.B28]-[.$B$50])/[.$B$51]" office:value-type="float" office:value="2.28740947526481">
            <text:p>2.2874094753</text:p>
          </table:table-cell>
          <table:table-cell table:formula="of:=([.C28]-[.C$50])/[.C$51]" office:value-type="float" office:value="0.507424018221262">
            <text:p>0.5074240182</text:p>
          </table:table-cell>
          <table:table-cell table:formula="of:=([.D28]-[.D$50])/[.D$51]" office:value-type="float" office:value="-0.370041089273478">
            <text:p>-0.3700410893</text:p>
          </table:table-cell>
          <table:table-cell table:formula="of:=([.E28]-[.E$50])/[.E$51]" office:value-type="float" office:value="-0.814944009488887">
            <text:p>-0.8149440095</text:p>
          </table:table-cell>
          <table:table-cell table:formula="of:=([.F28]-[.F$50])/[.F$51]" office:value-type="float" office:value="-0.477594135585299">
            <text:p>-0.4775941356</text:p>
          </table:table-cell>
          <table:table-cell table:formula="of:=([.G28]-[.G$50])/[.G$51]" office:value-type="float" office:value="1.15674521891129">
            <text:p>1.1567452189</text:p>
          </table:table-cell>
          <table:table-cell table:formula="of:=([.H28]-[.H$50])/[.H$51]" office:value-type="float" office:value="-1.70249780125951">
            <text:p>-1.7024978013</text:p>
          </table:table-cell>
        </table:table-row>
        <table:table-row table:style-name="ro1">
          <table:table-cell office:value-type="string">
            <text:p>2011-08-28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2">
            <text:p>102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2011-08-28</text:p>
          </table:table-cell>
          <table:table-cell table:formula="of:=([.B29]-[.$B$50])/[.$B$51]" office:value-type="float" office:value="-0.501856582332926">
            <text:p>-0.5018565823</text:p>
          </table:table-cell>
          <table:table-cell table:formula="of:=([.C29]-[.C$50])/[.C$51]" office:value-type="float" office:value="-0.437434498466605">
            <text:p>-0.4374344985</text:p>
          </table:table-cell>
          <table:table-cell table:formula="of:=([.D29]-[.D$50])/[.D$51]" office:value-type="float" office:value="-0.410763546366327">
            <text:p>-0.4107635464</text:p>
          </table:table-cell>
          <table:table-cell table:formula="of:=([.E29]-[.E$50])/[.E$51]" office:value-type="float" office:value="-0.814944009488887">
            <text:p>-0.8149440095</text:p>
          </table:table-cell>
          <table:table-cell table:formula="of:=([.F29]-[.F$50])/[.F$51]" office:value-type="float" office:value="-0.477594135585299">
            <text:p>-0.4775941356</text:p>
          </table:table-cell>
          <table:table-cell table:formula="of:=([.G29]-[.G$50])/[.G$51]" office:value-type="float" office:value="-1.10294311570612">
            <text:p>-1.1029431157</text:p>
          </table:table-cell>
          <table:table-cell table:formula="of:=([.H29]-[.H$50])/[.H$51]" office:value-type="float" office:value="-1.4664495792478">
            <text:p>-1.4664495792</text:p>
          </table:table-cell>
        </table:table-row>
        <table:table-row table:style-name="ro1">
          <table:table-cell office:value-type="string">
            <text:p>2011-08-29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/>
          <table:table-cell office:value-type="string">
            <text:p>2011-08-29</text:p>
          </table:table-cell>
          <table:table-cell table:formula="of:=([.B30]-[.$B$50])/[.$B$51]" office:value-type="float" office:value="-0.501856582332926">
            <text:p>-0.5018565823</text:p>
          </table:table-cell>
          <table:table-cell table:formula="of:=([.C30]-[.C$50])/[.C$51]" office:value-type="float" office:value="2.08218821270104">
            <text:p>2.0821882127</text:p>
          </table:table-cell>
          <table:table-cell table:formula="of:=([.D30]-[.D$50])/[.D$51]" office:value-type="float" office:value="-0.178063791550044">
            <text:p>-0.1780637916</text:p>
          </table:table-cell>
          <table:table-cell table:formula="of:=([.E30]-[.E$50])/[.E$51]" office:value-type="float" office:value="1.20097011924678">
            <text:p>1.2009701192</text:p>
          </table:table-cell>
          <table:table-cell table:formula="of:=([.F30]-[.F$50])/[.F$51]" office:value-type="float" office:value="-0.354040784516483">
            <text:p>-0.3540407845</text:p>
          </table:table-cell>
          <table:table-cell table:formula="of:=([.G30]-[.G$50])/[.G$51]" office:value-type="float" office:value="0">
            <text:p>#VALUE!</text:p>
          </table:table-cell>
          <table:table-cell table:formula="of:=([.H30]-[.H$50])/[.H$51]" office:value-type="float" office:value="0">
            <text:p>#VALUE!</text:p>
          </table:table-cell>
        </table:table-row>
        <table:table-row table:style-name="ro1">
          <table:table-cell office:value-type="string">
            <text:p>2011-08-30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2011-08-30</text:p>
          </table:table-cell>
          <table:table-cell table:formula="of:=([.B31]-[.$B$50])/[.$B$51]" office:value-type="float" office:value="-0.501856582332926">
            <text:p>-0.5018565823</text:p>
          </table:table-cell>
          <table:table-cell table:formula="of:=([.C31]-[.C$50])/[.C$51]" office:value-type="float" office:value="0">
            <text:p>#VALUE!</text:p>
          </table:table-cell>
          <table:table-cell table:formula="of:=([.D31]-[.D$50])/[.D$51]" office:value-type="float" office:value="0">
            <text:p>#VALUE!</text:p>
          </table:table-cell>
          <table:table-cell table:formula="of:=([.E31]-[.E$50])/[.E$51]" office:value-type="float" office:value="-0.814944009488887">
            <text:p>-0.8149440095</text:p>
          </table:table-cell>
          <table:table-cell table:formula="of:=([.F31]-[.F$50])/[.F$51]" office:value-type="float" office:value="-0.531648726677906">
            <text:p>-0.5316487267</text:p>
          </table:table-cell>
          <table:table-cell table:formula="of:=([.G31]-[.G$50])/[.G$51]" office:value-type="float" office:value="0.968437857693175">
            <text:p>0.9684378577</text:p>
          </table:table-cell>
          <table:table-cell table:formula="of:=([.H31]-[.H$50])/[.H$51]" office:value-type="float" office:value="-1.11237724623022">
            <text:p>-1.1123772462</text:p>
          </table:table-cell>
        </table:table-row>
        <table:table-row table:style-name="ro1">
          <table:table-cell office:value-type="string">
            <text:p>2011-08-31</text:p>
          </table:table-cell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107">
            <text:p>107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2011-08-31</text:p>
          </table:table-cell>
          <table:table-cell table:formula="of:=([.B32]-[.$B$50])/[.$B$51]" office:value-type="float" office:value="-0.734295420466071">
            <text:p>-0.7342954205</text:p>
          </table:table-cell>
          <table:table-cell table:formula="of:=([.C32]-[.C$50])/[.C$51]" office:value-type="float" office:value="0.507424018221262">
            <text:p>0.5074240182</text:p>
          </table:table-cell>
          <table:table-cell table:formula="of:=([.D32]-[.D$50])/[.D$51]" office:value-type="float" office:value="-0.215295752320649">
            <text:p>-0.2152957523</text:p>
          </table:table-cell>
          <table:table-cell table:formula="of:=([.E32]-[.E$50])/[.E$51]" office:value-type="float" office:value="1.20097011924678">
            <text:p>1.2009701192</text:p>
          </table:table-cell>
          <table:table-cell table:formula="of:=([.F32]-[.F$50])/[.F$51]" office:value-type="float" office:value="-0.150177755252938">
            <text:p>-0.1501777553</text:p>
          </table:table-cell>
          <table:table-cell table:formula="of:=([.G32]-[.G$50])/[.G$51]" office:value-type="float" office:value="-0.16140630961553">
            <text:p>-0.1614063096</text:p>
          </table:table-cell>
          <table:table-cell table:formula="of:=([.H32]-[.H$50])/[.H$51]" office:value-type="float" office:value="-0.168184358183349">
            <text:p>-0.1681843582</text:p>
          </table:table-cell>
        </table:table-row>
        <table:table-row table:style-name="ro1">
          <table:table-cell office:value-type="string">
            <text:p>2011-09-01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/>
          <table:table-cell office:value-type="string">
            <text:p>2011-09-01</text:p>
          </table:table-cell>
          <table:table-cell table:formula="of:=([.B33]-[.$B$50])/[.$B$51]" office:value-type="float" office:value="-0.734295420466071">
            <text:p>-0.7342954205</text:p>
          </table:table-cell>
          <table:table-cell table:formula="of:=([.C33]-[.C$50])/[.C$51]" office:value-type="float" office:value="0.113732969601318">
            <text:p>0.1137329696</text:p>
          </table:table-cell>
          <table:table-cell table:formula="of:=([.D33]-[.D$50])/[.D$51]" office:value-type="float" office:value="-0.364223595403071">
            <text:p>-0.3642235954</text:p>
          </table:table-cell>
          <table:table-cell table:formula="of:=([.E33]-[.E$50])/[.E$51]" office:value-type="float" office:value="1.20097011924678">
            <text:p>1.2009701192</text:p>
          </table:table-cell>
          <table:table-cell table:formula="of:=([.F33]-[.F$50])/[.F$51]" office:value-type="float" office:value="-0.520837808459384">
            <text:p>-0.5208378085</text:p>
          </table:table-cell>
          <table:table-cell table:formula="of:=([.G33]-[.G$50])/[.G$51]" office:value-type="float" office:value="0">
            <text:p>#VALUE!</text:p>
          </table:table-cell>
          <table:table-cell table:formula="of:=([.H33]-[.H$50])/[.H$51]" office:value-type="float" office:value="0">
            <text:p>#VALUE!</text:p>
          </table:table-cell>
        </table:table-row>
        <table:table-row table:style-name="ro1">
          <table:table-cell office:value-type="string">
            <text:p>2011-09-02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2011-09-02</text:p>
          </table:table-cell>
          <table:table-cell table:formula="of:=([.B34]-[.$B$50])/[.$B$51]" office:value-type="float" office:value="-0.734295420466071">
            <text:p>-0.7342954205</text:p>
          </table:table-cell>
          <table:table-cell table:formula="of:=([.C34]-[.C$50])/[.C$51]" office:value-type="float" office:value="-0.673649127638572">
            <text:p>-0.6736491276</text:p>
          </table:table-cell>
          <table:table-cell table:formula="of:=([.D34]-[.D$50])/[.D$51]" office:value-type="float" office:value="-0.253691211865336">
            <text:p>-0.2536912119</text:p>
          </table:table-cell>
          <table:table-cell table:formula="of:=([.E34]-[.E$50])/[.E$51]" office:value-type="float" office:value="-0.814944009488887">
            <text:p>-0.8149440095</text:p>
          </table:table-cell>
          <table:table-cell table:formula="of:=([.F34]-[.F$50])/[.F$51]" office:value-type="float" office:value="-0.452883465371536">
            <text:p>-0.4528834654</text:p>
          </table:table-cell>
          <table:table-cell table:formula="of:=([.G34]-[.G$50])/[.G$51]" office:value-type="float" office:value="-1.66786519936047">
            <text:p>-1.6678651994</text:p>
          </table:table-cell>
          <table:table-cell table:formula="of:=([.H34]-[.H$50])/[.H$51]" office:value-type="float" office:value="1.01205675187524">
            <text:p>1.0120567519</text:p>
          </table:table-cell>
        </table:table-row>
        <table:table-row table:style-name="ro1">
          <table:table-cell office:value-type="string">
            <text:p>2011-09-03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5200">
            <text:p>5200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2011-09-03</text:p>
          </table:table-cell>
          <table:table-cell table:formula="of:=([.B35]-[.$B$50])/[.$B$51]" office:value-type="float" office:value="0.195459932066508">
            <text:p>0.1954599321</text:p>
          </table:table-cell>
          <table:table-cell table:formula="of:=([.C35]-[.C$50])/[.C$51]" office:value-type="float" office:value="-1.06734017625852">
            <text:p>-1.0673401763</text:p>
          </table:table-cell>
          <table:table-cell table:formula="of:=([.D35]-[.D$50])/[.D$51]" office:value-type="float" office:value="-0.259508705735743">
            <text:p>-0.2595087057</text:p>
          </table:table-cell>
          <table:table-cell table:formula="of:=([.E35]-[.E$50])/[.E$51]" office:value-type="float" office:value="1.20097011924678">
            <text:p>1.2009701192</text:p>
          </table:table-cell>
          <table:table-cell table:formula="of:=([.F35]-[.F$50])/[.F$51]" office:value-type="float" office:value="-0.199599095680464">
            <text:p>-0.1995990957</text:p>
          </table:table-cell>
          <table:table-cell table:formula="of:=([.G35]-[.G$50])/[.G$51]" office:value-type="float" office:value="0.968437857693175">
            <text:p>0.9684378577</text:p>
          </table:table-cell>
          <table:table-cell table:formula="of:=([.H35]-[.H$50])/[.H$51]" office:value-type="float" office:value="-0.168184358183349">
            <text:p>-0.1681843582</text:p>
          </table:table-cell>
        </table:table-row>
        <table:table-row table:style-name="ro1">
          <table:table-cell office:value-type="string">
            <text:p>2011-09-04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17100">
            <text:p>17100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11">
            <text:p>111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2011-09-04</text:p>
          </table:table-cell>
          <table:table-cell table:formula="of:=([.B36]-[.$B$50])/[.$B$51]" office:value-type="float" office:value="0.195459932066508">
            <text:p>0.1954599321</text:p>
          </table:table-cell>
          <table:table-cell table:formula="of:=([.C36]-[.C$50])/[.C$51]" office:value-type="float" office:value="-0.279958079018627">
            <text:p>-0.279958079</text:p>
          </table:table-cell>
          <table:table-cell table:formula="of:=([.D36]-[.D$50])/[.D$51]" office:value-type="float" office:value="0.086632179553479">
            <text:p>0.0866321796</text:p>
          </table:table-cell>
          <table:table-cell table:formula="of:=([.E36]-[.E$50])/[.E$51]" office:value-type="float" office:value="1.20097011924678">
            <text:p>1.2009701192</text:p>
          </table:table-cell>
          <table:table-cell table:formula="of:=([.F36]-[.F$50])/[.F$51]" office:value-type="float" office:value="-0.144000087699497">
            <text:p>-0.1440000877</text:p>
          </table:table-cell>
          <table:table-cell table:formula="of:=([.G36]-[.G$50])/[.G$51]" office:value-type="float" office:value="0.59182313525694">
            <text:p>0.5918231353</text:p>
          </table:table-cell>
          <table:table-cell table:formula="of:=([.H36]-[.H$50])/[.H$51]" office:value-type="float" office:value="1.01205675187524">
            <text:p>1.0120567519</text:p>
          </table:table-cell>
        </table:table-row>
        <table:table-row table:style-name="ro1">
          <table:table-cell office:value-type="string">
            <text:p>2011-09-05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4595">
            <text:p>14595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103">
            <text:p>103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2011-09-05</text:p>
          </table:table-cell>
          <table:table-cell table:formula="of:=([.B37]-[.$B$50])/[.$B$51]" office:value-type="float" office:value="-0.966734258599215">
            <text:p>-0.9667342586</text:p>
          </table:table-cell>
          <table:table-cell table:formula="of:=([.C37]-[.C$50])/[.C$51]" office:value-type="float" office:value="-0.279958079018627">
            <text:p>-0.279958079</text:p>
          </table:table-cell>
          <table:table-cell table:formula="of:=([.D37]-[.D$50])/[.D$51]" office:value-type="float" office:value="0.0137680688266301">
            <text:p>0.0137680688</text:p>
          </table:table-cell>
          <table:table-cell table:formula="of:=([.E37]-[.E$50])/[.E$51]" office:value-type="float" office:value="1.20097011924678">
            <text:p>1.2009701192</text:p>
          </table:table-cell>
          <table:table-cell table:formula="of:=([.F37]-[.F$50])/[.F$51]" office:value-type="float" office:value="-0.238209517889469">
            <text:p>-0.2382095179</text:p>
          </table:table-cell>
          <table:table-cell table:formula="of:=([.G37]-[.G$50])/[.G$51]" office:value-type="float" office:value="-0.914635754488">
            <text:p>-0.9146357545</text:p>
          </table:table-cell>
          <table:table-cell table:formula="of:=([.H37]-[.H$50])/[.H$51]" office:value-type="float" office:value="-0.404232580195066">
            <text:p>-0.4042325802</text:p>
          </table:table-cell>
        </table:table-row>
        <table:table-row table:style-name="ro1">
          <table:table-cell office:value-type="string">
            <text:p>2011-09-06</text:p>
          </table:table-cell>
          <table:table-cell office:value-type="float" office:value="10">
            <text:p>10</text:p>
          </table:table-cell>
          <table:table-cell office:value-type="float" office:value="250">
            <text:p>250</text:p>
          </table:table-cell>
          <table:table-cell office:value-type="float" office:value="11900">
            <text:p>11900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08">
            <text:p>108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2011-09-06</text:p>
          </table:table-cell>
          <table:table-cell table:formula="of:=([.B38]-[.$B$50])/[.$B$51]" office:value-type="float" office:value="-0.966734258599215">
            <text:p>-0.9667342586</text:p>
          </table:table-cell>
          <table:table-cell table:formula="of:=([.C38]-[.C$50])/[.C$51]" office:value-type="float" office:value="0.113732969601318">
            <text:p>0.1137329696</text:p>
          </table:table-cell>
          <table:table-cell table:formula="of:=([.D38]-[.D$50])/[.D$51]" office:value-type="float" office:value="-0.0646226610771054">
            <text:p>-0.0646226611</text:p>
          </table:table-cell>
          <table:table-cell table:formula="of:=([.E38]-[.E$50])/[.E$51]" office:value-type="float" office:value="1.20097011924678">
            <text:p>1.2009701192</text:p>
          </table:table-cell>
          <table:table-cell table:formula="of:=([.F38]-[.F$50])/[.F$51]" office:value-type="float" office:value="-0.261375771214872">
            <text:p>-0.2613757712</text:p>
          </table:table-cell>
          <table:table-cell table:formula="of:=([.G38]-[.G$50])/[.G$51]" office:value-type="float" office:value="0.0269010516025874">
            <text:p>0.0269010516</text:p>
          </table:table-cell>
          <table:table-cell table:formula="of:=([.H38]-[.H$50])/[.H$51]" office:value-type="float" office:value="-0.168184358183349">
            <text:p>-0.1681843582</text:p>
          </table:table-cell>
        </table:table-row>
        <table:table-row table:style-name="ro1">
          <table:table-cell office:value-type="string">
            <text:p>2011-09-07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8440">
            <text:p>8440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NULL</text:p>
          </table:table-cell>
          <table:table-cell/>
          <table:table-cell office:value-type="string">
            <text:p>2011-09-07</text:p>
          </table:table-cell>
          <table:table-cell table:formula="of:=([.B39]-[.$B$50])/[.$B$51]" office:value-type="float" office:value="-0.501856582332926">
            <text:p>-0.5018565823</text:p>
          </table:table-cell>
          <table:table-cell table:formula="of:=([.C39]-[.C$50])/[.C$51]" office:value-type="float" office:value="-1.46103122487846">
            <text:p>-1.4610312249</text:p>
          </table:table-cell>
          <table:table-cell table:formula="of:=([.D39]-[.D$50])/[.D$51]" office:value-type="float" office:value="-0.165265305035148">
            <text:p>-0.165265305</text:p>
          </table:table-cell>
          <table:table-cell table:formula="of:=([.E39]-[.E$50])/[.E$51]" office:value-type="float" office:value="1.20097011924678">
            <text:p>1.2009701192</text:p>
          </table:table-cell>
          <table:table-cell table:formula="of:=([.F39]-[.F$50])/[.F$51]" office:value-type="float" office:value="-0.363307285846645">
            <text:p>-0.3633072858</text:p>
          </table:table-cell>
          <table:table-cell table:formula="of:=([.G39]-[.G$50])/[.G$51]" office:value-type="float" office:value="0">
            <text:p>#VALUE!</text:p>
          </table:table-cell>
          <table:table-cell table:formula="of:=([.H39]-[.H$50])/[.H$51]" office:value-type="float" office:value="0">
            <text:p>#VALUE!</text:p>
          </table:table-cell>
        </table:table-row>
        <table:table-row table:style-name="ro1">
          <table:table-cell office:value-type="string">
            <text:p>2011-09-08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177480">
            <text:p>177480</text:p>
          </table:table-cell>
          <table:table-cell office:value-type="float" office:value="1">
            <text:p>1</text:p>
          </table:table-cell>
          <table:table-cell office:value-type="float" office:value="3128">
            <text:p>3128</text:p>
          </table:table-cell>
          <table:table-cell office:value-type="float" office:value="101">
            <text:p>101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2011-09-08</text:p>
          </table:table-cell>
          <table:table-cell table:formula="of:=([.B40]-[.$B$50])/[.$B$51]" office:value-type="float" office:value="1.59009296086538">
            <text:p>1.5900929609</text:p>
          </table:table-cell>
          <table:table-cell table:formula="of:=([.C40]-[.C$50])/[.C$51]" office:value-type="float" office:value="-1.2248165957065">
            <text:p>-1.2248165957</text:p>
          </table:table-cell>
          <table:table-cell table:formula="of:=([.D40]-[.D$50])/[.D$51]" office:value-type="float" office:value="4.75168051423293">
            <text:p>4.7516805142</text:p>
          </table:table-cell>
          <table:table-cell table:formula="of:=([.E40]-[.E$50])/[.E$51]" office:value-type="float" office:value="1.20097011924678">
            <text:p>1.2009701192</text:p>
          </table:table-cell>
          <table:table-cell table:formula="of:=([.F40]-[.F$50])/[.F$51]" office:value-type="float" office:value="4.29156521567098">
            <text:p>4.2915652157</text:p>
          </table:table-cell>
          <table:table-cell table:formula="of:=([.G40]-[.G$50])/[.G$51]" office:value-type="float" office:value="-1.29125047692423">
            <text:p>-1.2912504769</text:p>
          </table:table-cell>
          <table:table-cell table:formula="of:=([.H40]-[.H$50])/[.H$51]" office:value-type="float" office:value="0.539960307851805">
            <text:p>0.5399603079</text:p>
          </table:table-cell>
        </table:table-row>
        <table:table-row table:style-name="ro1">
          <table:table-cell office:value-type="string">
            <text:p>2011-09-09</text:p>
          </table:table-cell>
          <table:table-cell office:value-type="float" office:value="30">
            <text:p>30</text:p>
          </table:table-cell>
          <table:table-cell office:value-type="float" office:value="250">
            <text:p>250</text:p>
          </table:table-cell>
          <table:table-cell office:value-type="float" office:value="2100">
            <text:p>210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/>
          <table:table-cell office:value-type="string">
            <text:p>2011-09-09</text:p>
          </table:table-cell>
          <table:table-cell table:formula="of:=([.B41]-[.$B$50])/[.$B$51]" office:value-type="float" office:value="-0.501856582332926">
            <text:p>-0.5018565823</text:p>
          </table:table-cell>
          <table:table-cell table:formula="of:=([.C41]-[.C$50])/[.C$51]" office:value-type="float" office:value="0.113732969601318">
            <text:p>0.1137329696</text:p>
          </table:table-cell>
          <table:table-cell table:formula="of:=([.D41]-[.D$50])/[.D$51]" office:value-type="float" office:value="-0.349679860727053">
            <text:p>-0.3496798607</text:p>
          </table:table-cell>
          <table:table-cell table:formula="of:=([.E41]-[.E$50])/[.E$51]" office:value-type="float" office:value="1.20097011924678">
            <text:p>1.2009701192</text:p>
          </table:table-cell>
          <table:table-cell table:formula="of:=([.F41]-[.F$50])/[.F$51]" office:value-type="float" office:value="-0.455972299148256">
            <text:p>-0.4559722991</text:p>
          </table:table-cell>
          <table:table-cell table:formula="of:=([.G41]-[.G$50])/[.G$51]" office:value-type="float" office:value="0">
            <text:p>#VALUE!</text:p>
          </table:table-cell>
          <table:table-cell table:formula="of:=([.H41]-[.H$50])/[.H$51]" office:value-type="float" office:value="0">
            <text:p>#VALUE!</text:p>
          </table:table-cell>
        </table:table-row>
        <table:table-row table:style-name="ro1">
          <table:table-cell office:value-type="string">
            <text:p>2011-09-10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 office:value-type="float" office:value="4110">
            <text:p>411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07">
            <text:p>107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2011-09-10</text:p>
          </table:table-cell>
          <table:table-cell table:formula="of:=([.B42]-[.$B$50])/[.$B$51]" office:value-type="float" office:value="-0.501856582332926">
            <text:p>-0.5018565823</text:p>
          </table:table-cell>
          <table:table-cell table:formula="of:=([.C42]-[.C$50])/[.C$51]" office:value-type="float" office:value="-0.279958079018627">
            <text:p>-0.279958079</text:p>
          </table:table-cell>
          <table:table-cell table:formula="of:=([.D42]-[.D$50])/[.D$51]" office:value-type="float" office:value="-0.291214047329462">
            <text:p>-0.2912140473</text:p>
          </table:table-cell>
          <table:table-cell table:formula="of:=([.E42]-[.E$50])/[.E$51]" office:value-type="float" office:value="1.20097011924678">
            <text:p>1.2009701192</text:p>
          </table:table-cell>
          <table:table-cell table:formula="of:=([.F42]-[.F$50])/[.F$51]" office:value-type="float" office:value="-0.428172795157773">
            <text:p>-0.4281727952</text:p>
          </table:table-cell>
          <table:table-cell table:formula="of:=([.G42]-[.G$50])/[.G$51]" office:value-type="float" office:value="-0.16140630961553">
            <text:p>-0.1614063096</text:p>
          </table:table-cell>
          <table:table-cell table:formula="of:=([.H42]-[.H$50])/[.H$51]" office:value-type="float" office:value="0.776008529863522">
            <text:p>0.7760085299</text:p>
          </table:table-cell>
        </table:table-row>
        <table:table-row table:style-name="ro1">
          <table:table-cell office:value-type="string">
            <text:p>2011-09-11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5100">
            <text:p>51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07">
            <text:p>107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2011-09-11</text:p>
          </table:table-cell>
          <table:table-cell table:formula="of:=([.B43]-[.$B$50])/[.$B$51]" office:value-type="float" office:value="0.195459932066508">
            <text:p>0.1954599321</text:p>
          </table:table-cell>
          <table:table-cell table:formula="of:=([.C43]-[.C$50])/[.C$51]" office:value-type="float" office:value="-1.06734017625852">
            <text:p>-1.0673401763</text:p>
          </table:table-cell>
          <table:table-cell table:formula="of:=([.D43]-[.D$50])/[.D$51]" office:value-type="float" office:value="-0.262417452670947">
            <text:p>-0.2624174527</text:p>
          </table:table-cell>
          <table:table-cell table:formula="of:=([.E43]-[.E$50])/[.E$51]" office:value-type="float" office:value="1.20097011924678">
            <text:p>1.2009701192</text:p>
          </table:table-cell>
          <table:table-cell table:formula="of:=([.F43]-[.F$50])/[.F$51]" office:value-type="float" office:value="-0.446705797818095">
            <text:p>-0.4467057978</text:p>
          </table:table-cell>
          <table:table-cell table:formula="of:=([.G43]-[.G$50])/[.G$51]" office:value-type="float" office:value="-0.16140630961553">
            <text:p>-0.1614063096</text:p>
          </table:table-cell>
          <table:table-cell table:formula="of:=([.H43]-[.H$50])/[.H$51]" office:value-type="float" office:value="0.0678638638283692">
            <text:p>0.0678638638</text:p>
          </table:table-cell>
        </table:table-row>
        <table:table-row table:style-name="ro1">
          <table:table-cell office:value-type="string">
            <text:p>2011-09-12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16500">
            <text:p>16500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float" office:value="106">
            <text:p>106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2011-09-12</text:p>
          </table:table-cell>
          <table:table-cell table:formula="of:=([.B44]-[.$B$50])/[.$B$51]" office:value-type="float" office:value="-0.501856582332926">
            <text:p>-0.5018565823</text:p>
          </table:table-cell>
          <table:table-cell table:formula="of:=([.C44]-[.C$50])/[.C$51]" office:value-type="float" office:value="-0.673649127638572">
            <text:p>-0.6736491276</text:p>
          </table:table-cell>
          <table:table-cell table:formula="of:=([.D44]-[.D$50])/[.D$51]" office:value-type="float" office:value="0.0691796979422577">
            <text:p>0.0691796979</text:p>
          </table:table-cell>
          <table:table-cell table:formula="of:=([.E44]-[.E$50])/[.E$51]" office:value-type="float" office:value="1.20097011924678">
            <text:p>1.2009701192</text:p>
          </table:table-cell>
          <table:table-cell table:formula="of:=([.F44]-[.F$50])/[.F$51]" office:value-type="float" office:value="-0.122378251262454">
            <text:p>-0.1223782513</text:p>
          </table:table-cell>
          <table:table-cell table:formula="of:=([.G44]-[.G$50])/[.G$51]" office:value-type="float" office:value="-0.349713670833647">
            <text:p>-0.3497136708</text:p>
          </table:table-cell>
          <table:table-cell table:formula="of:=([.H44]-[.H$50])/[.H$51]" office:value-type="float" office:value="1.95624963992211">
            <text:p>1.9562496399</text:p>
          </table:table-cell>
        </table:table-row>
        <table:table-row table:style-name="ro1">
          <table:table-cell office:value-type="string">
            <text:p>2011-09-13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NULL</text:p>
          </table:table-cell>
          <table:table-cell/>
          <table:table-cell office:value-type="string">
            <text:p>2011-09-13</text:p>
          </table:table-cell>
          <table:table-cell table:formula="of:=([.B45]-[.$B$50])/[.$B$51]" office:value-type="float" office:value="1.59009296086538">
            <text:p>1.5900929609</text:p>
          </table:table-cell>
          <table:table-cell table:formula="of:=([.C45]-[.C$50])/[.C$51]" office:value-type="float" office:value="-1.46103122487846">
            <text:p>-1.4610312249</text:p>
          </table:table-cell>
          <table:table-cell table:formula="of:=([.D45]-[.D$50])/[.D$51]" office:value-type="float" office:value="-0.370041089273478">
            <text:p>-0.3700410893</text:p>
          </table:table-cell>
          <table:table-cell table:formula="of:=([.E45]-[.E$50])/[.E$51]" office:value-type="float" office:value="1.20097011924678">
            <text:p>1.2009701192</text:p>
          </table:table-cell>
          <table:table-cell table:formula="of:=([.F45]-[.F$50])/[.F$51]" office:value-type="float" office:value="-0.338596615632881">
            <text:p>-0.3385966156</text:p>
          </table:table-cell>
          <table:table-cell table:formula="of:=([.G45]-[.G$50])/[.G$51]" office:value-type="float" office:value="0">
            <text:p>#VALUE!</text:p>
          </table:table-cell>
          <table:table-cell table:formula="of:=([.H45]-[.H$50])/[.H$51]" office:value-type="float" office:value="0">
            <text:p>#VALUE!</text:p>
          </table:table-cell>
        </table:table-row>
        <table:table-row table:style-name="ro1">
          <table:table-cell office:value-type="string">
            <text:p>2011-09-14</text:p>
          </table:table-cell>
          <table:table-cell office:value-type="string">
            <text:p>NULL</text:p>
          </table:table-cell>
          <table:table-cell office:value-type="float" office:value="200">
            <text:p>200</text:p>
          </table:table-cell>
          <table:table-cell office:value-type="float" office:value="2440">
            <text:p>2440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2011-09-14</text:p>
          </table:table-cell>
          <table:table-cell table:formula="of:=([.B46]-[.$B$50])/[.$B$51]" office:value-type="float" office:value="0">
            <text:p>#VALUE!</text:p>
          </table:table-cell>
          <table:table-cell table:formula="of:=([.C46]-[.C$50])/[.C$51]" office:value-type="float" office:value="-0.279958079018627">
            <text:p>-0.279958079</text:p>
          </table:table-cell>
          <table:table-cell table:formula="of:=([.D46]-[.D$50])/[.D$51]" office:value-type="float" office:value="-0.339790121147361">
            <text:p>-0.3397901211</text:p>
          </table:table-cell>
          <table:table-cell table:formula="of:=([.E46]-[.E$50])/[.E$51]" office:value-type="float" office:value="-0.814944009488887">
            <text:p>-0.8149440095</text:p>
          </table:table-cell>
          <table:table-cell table:formula="of:=([.F46]-[.F$50])/[.F$51]" office:value-type="float" office:value="-0.344774283186322">
            <text:p>-0.3447742832</text:p>
          </table:table-cell>
          <table:table-cell table:formula="of:=([.G46]-[.G$50])/[.G$51]" office:value-type="float" office:value="0.968437857693175">
            <text:p>0.9684378577</text:p>
          </table:table-cell>
          <table:table-cell table:formula="of:=([.H46]-[.H$50])/[.H$51]" office:value-type="float" office:value="0.421936196845946">
            <text:p>0.4219361968</text:p>
          </table:table-cell>
        </table:table-row>
        <table:table-row table:style-name="ro1">
          <table:table-cell office:value-type="string">
            <text:p>2011-09-15</text:p>
          </table:table-cell>
          <table:table-cell office:value-type="string">
            <text:p>NULL</text:p>
          </table:table-cell>
          <table:table-cell office:value-type="float" office:value="70">
            <text:p>70</text:p>
          </table:table-cell>
          <table:table-cell office:value-type="float" office:value="1960">
            <text:p>196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NULL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2011-09-15</text:p>
          </table:table-cell>
          <table:table-cell table:formula="of:=([.B47]-[.$B$50])/[.$B$51]" office:value-type="float" office:value="0">
            <text:p>#VALUE!</text:p>
          </table:table-cell>
          <table:table-cell table:formula="of:=([.C47]-[.C$50])/[.C$51]" office:value-type="float" office:value="-1.30355480543048">
            <text:p>-1.3035548054</text:p>
          </table:table-cell>
          <table:table-cell table:formula="of:=([.D47]-[.D$50])/[.D$51]" office:value-type="float" office:value="-0.353752106436338">
            <text:p>-0.3537521064</text:p>
          </table:table-cell>
          <table:table-cell table:formula="of:=([.E47]-[.E$50])/[.E$51]" office:value-type="float" office:value="1.20097011924678">
            <text:p>1.2009701192</text:p>
          </table:table-cell>
          <table:table-cell table:formula="of:=([.F47]-[.F$50])/[.F$51]" office:value-type="float" office:value="-0.354040784516483">
            <text:p>-0.3540407845</text:p>
          </table:table-cell>
          <table:table-cell table:formula="of:=([.G47]-[.G$50])/[.G$51]" office:value-type="float" office:value="0">
            <text:p>#VALUE!</text:p>
          </table:table-cell>
          <table:table-cell table:formula="of:=([.H47]-[.H$50])/[.H$51]" office:value-type="float" office:value="1.01205675187524">
            <text:p>1.0120567519</text:p>
          </table:table-cell>
        </table:table-row>
        <table:table-row table:style-name="ro1">
          <table:table-cell office:value-type="string">
            <text:p>2011-09-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/>
          <table:table-cell office:value-type="string">
            <text:p>2011-09-16</text:p>
          </table:table-cell>
          <table:table-cell table:formula="of:=([.B48]-[.$B$50])/[.$B$51]" office:value-type="float" office:value="0">
            <text:p>#VALUE!</text:p>
          </table:table-cell>
          <table:table-cell table:formula="of:=([.C48]-[.C$50])/[.C$51]" office:value-type="float" office:value="0">
            <text:p>#VALUE!</text:p>
          </table:table-cell>
          <table:table-cell table:formula="of:=([.D48]-[.D$50])/[.D$51]" office:value-type="float" office:value="0">
            <text:p>#VALUE!</text:p>
          </table:table-cell>
          <table:table-cell table:formula="of:=([.E48]-[.E$50])/[.E$51]" office:value-type="float" office:value="-0.814944009488887">
            <text:p>-0.8149440095</text:p>
          </table:table-cell>
          <table:table-cell table:formula="of:=([.F48]-[.F$50])/[.F$51]" office:value-type="float" office:value="0">
            <text:p>#VALUE!</text:p>
          </table:table-cell>
          <table:table-cell table:formula="of:=([.G48]-[.G$50])/[.G$51]" office:value-type="float" office:value="0">
            <text:p>#VALUE!</text:p>
          </table:table-cell>
          <table:table-cell table:formula="of:=([.H48]-[.H$50])/[.H$51]" office:value-type="float" office:value="0">
            <text:p>#VALUE!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style-name="ce2" table:formula="of:=AVERAGE([.B2:.B48])" office:value-type="float" office:value="51.5909090909091">
            <text:p>51.5909090909</text:p>
          </table:table-cell>
          <table:table-cell table:style-name="ce2" table:formula="of:=AVERAGE([.C2:.C48])" office:value-type="float" office:value="235.555555555556">
            <text:p>235.5555555556</text:p>
          </table:table-cell>
          <table:table-cell table:style-name="ce2" table:formula="of:=AVERAGE([.D2:.D48])" office:value-type="float" office:value="14121.6666666667">
            <text:p>14121.6666666667</text:p>
          </table:table-cell>
          <table:table-cell table:style-name="ce2" table:formula="of:=AVERAGE([.E2:.E48])" office:value-type="float" office:value="0.404255319148936">
            <text:p>0.4042553191</text:p>
          </table:table-cell>
          <table:table-cell table:style-name="ce2" table:formula="of:=AVERAGE([.F2:.F48])" office:value-type="float" office:value="349.239130434783">
            <text:p>349.2391304348</text:p>
          </table:table-cell>
          <table:table-cell table:style-name="ce2" table:formula="of:=AVERAGE([.G2:.G48])" office:value-type="float" office:value="107.857142857143">
            <text:p>107.8571428571</text:p>
          </table:table-cell>
          <table:table-cell table:style-name="ce2" table:formula="of:=AVERAGE([.H2:.H48])" office:value-type="float" office:value="63.425">
            <text:p>63.42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formula="of:=STDEV( [.B2:.B48])" office:value-type="float" office:value="43.0220701510814">
            <text:p>43.0220701511</text:p>
          </table:table-cell>
          <table:table-cell table:formula="of:=STDEV( [.C2:.C48])" office:value-type="float" office:value="127.003141613891">
            <text:p>127.0031416139</text:p>
          </table:table-cell>
          <table:table-cell table:formula="of:=STDEV( [.D2:.D48])" office:value-type="float" office:value="34379.0650158441">
            <text:p>34379.0650158441</text:p>
          </table:table-cell>
          <table:table-cell table:formula="of:=STDEV( [.E2:.E48])" office:value-type="float" office:value="0.496052875341062">
            <text:p>0.4960528753</text:p>
          </table:table-cell>
          <table:table-cell table:formula="of:=STDEV( [.F2:.F48])" office:value-type="float" office:value="647.49356701335">
            <text:p>647.4935670134</text:p>
          </table:table-cell>
          <table:table-cell table:formula="of:=STDEV( [.G2:.G48])" office:value-type="float" office:value="5.31046685339982">
            <text:p>5.3104668534</text:p>
          </table:table-cell>
          <table:table-cell table:formula="of:=STDEV( [.H2:.H48])" office:value-type="float" office:value="8.47284501003663">
            <text:p>8.47284501</text:p>
          </table:table-cell>
          <table:table-cell/>
          <table:table-cell table:style-name="Default"/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5">09/15/2011</text:date>, <text:time>20:0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15T20:00:43</dc:date>
    <dc:creator>Lena Widl</dc:creator>
    <meta:generator>OpenOffice.org/3.2$Unix OpenOffice.org_project/320m19$Build-9505</meta:generator>
    <meta:editing-duration>PT00H17M30S</meta:editing-duration>
    <meta:editing-cycles>1</meta:editing-cycles>
    <meta:document-statistic meta:table-count="1" meta:cell-count="782" meta:object-count="0"/>
  </office:meta>
</office:document-meta>
</file>